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075" officeooo:paragraph-rsid="00024075"/>
    </style:style>
    <style:style style:name="P2" style:family="paragraph" style:parent-style-name="Standard">
      <style:text-properties fo:font-size="18pt" officeooo:rsid="00024075" officeooo:paragraph-rsid="00024075" style:font-size-asian="18pt" style:font-size-complex="18pt"/>
    </style:style>
    <style:style style:name="P3" style:family="paragraph" style:parent-style-name="Standard" style:list-style-name="L1">
      <style:text-properties fo:font-size="18pt" officeooo:rsid="00024075" officeooo:paragraph-rsid="00024075" style:font-size-asian="18pt" style:font-size-complex="18pt"/>
    </style:style>
    <style:style style:name="P4" style:family="paragraph" style:parent-style-name="Standard" style:list-style-name="L2">
      <style:text-properties fo:font-size="18pt" officeooo:rsid="00024075" officeooo:paragraph-rsid="00024075" style:font-size-asian="18pt" style:font-size-complex="18pt"/>
    </style:style>
    <style:style style:name="P5" style:family="paragraph" style:parent-style-name="Standard" style:list-style-name="L1">
      <style:text-properties fo:font-size="18pt" officeooo:rsid="0005bbad" officeooo:paragraph-rsid="0005bbad" style:font-size-asian="18pt" style:font-size-complex="18pt"/>
    </style:style>
    <style:style style:name="P6" style:family="paragraph" style:parent-style-name="Standard" style:list-style-name="L1">
      <style:text-properties fo:font-size="18pt" officeooo:rsid="0005bbad" officeooo:paragraph-rsid="0006cd0e" style:font-size-asian="18pt" style:font-size-complex="18pt"/>
    </style:style>
    <style:style style:name="P7" style:family="paragraph" style:parent-style-name="Standard" style:list-style-name="L1">
      <style:text-properties fo:font-size="18pt" officeooo:rsid="00085c2f" officeooo:paragraph-rsid="00085c2f" style:font-size-asian="18pt" style:font-size-complex="18pt"/>
    </style:style>
    <style:style style:name="P8" style:family="paragraph" style:parent-style-name="Standard" style:list-style-name="L2">
      <style:text-properties fo:font-size="18pt" officeooo:rsid="0003ca8a" officeooo:paragraph-rsid="0003ca8a" style:font-size-asian="18pt" style:font-size-complex="18pt"/>
    </style:style>
    <style:style style:name="P9" style:family="paragraph" style:parent-style-name="Standard" style:list-style-name="L1">
      <style:text-properties fo:font-size="18pt" officeooo:rsid="0009455b" officeooo:paragraph-rsid="0009455b" style:font-size-asian="18pt" style:font-size-complex="18pt"/>
    </style:style>
    <style:style style:name="P10" style:family="paragraph" style:parent-style-name="Standard" style:list-style-name="L1">
      <style:text-properties fo:font-size="18pt" officeooo:rsid="000aef19" officeooo:paragraph-rsid="000aef19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aa57"/>
    </style:style>
    <style:style style:name="T3" style:family="text">
      <style:text-properties officeooo:rsid="00024075"/>
    </style:style>
    <style:style style:name="T4" style:family="text">
      <style:text-properties officeooo:rsid="000be3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chtige Komponenten und Abhängigkeiten</text:span>:</text:p>
      <text:list xml:id="list4539843185128932261" text:style-name="L1">
        <text:list-item>
          <text:p text:style-name="P3">Komponenten</text:p>
          <text:list>
            <text:list-item>
              <text:p text:style-name="P3">Schichten → Anzahl Neurone 1 Param</text:p>
              <text:list>
                <text:list-item>
                  <text:p text:style-name="P5">Art der Neuronen mit Parameter (Quasi Subklasse)</text:p>
                </text:list-item>
                <text:list-item>
                  <text:p text:style-name="P7">inhibitorisch exitatorisch (in Prozent)</text:p>
                </text:list-item>
                <text:list-item>
                  <text:p text:style-name="P9">latenzen</text:p>
                </text:list-item>
              </text:list>
            </text:list-item>
            <text:list-item>
              <text:p text:style-name="P3">Vereinigung von Schichten</text:p>
            </text:list-item>
          </text:list>
        </text:list-item>
        <text:list-item>
          <text:p text:style-name="P3">Abhängigkeiten</text:p>
          <text:list>
            <text:list-item>
              <text:p text:style-name="P3">Verknüpfungswahrscheinlichkeit der Neurone zweier Komponenten. <text:s/><text:tab/>1 Param</text:p>
              <text:list>
                <text:list-item>
                  <text:p text:style-name="P6">Oder feste Anzahl an ausgehenden Verbindungen und nur Räumliche Verteilung (Oder Abhängigkeiten zwischen den <text:span text:style-name="T3">Verknüpfungswahrscheinlichkeit und </text:span>Räumliche Verteilung)</text:p>
                </text:list-item>
                <text:list-item>
                  <text:p text:style-name="P10">Initial<text:span text:style-name="T4">e Gewichte zwischen 2 schichten. </text:span></text:p>
                </text:list-item>
              </text:list>
            </text:list-item>
            <text:list-item>
              <text:p text:style-name="P3">Verteilungswahrscheinlichkeit der Verknüpfungen. Bspweise 10 Gauskurven gleiches Sigma, verschiedene Mittelbunkte→ Überlagerung. <text:s/>10 Param je Verknüpfung</text:p>
            </text:list-item>
          </text:list>
        </text:list-item>
      </text:list>
      <text:p text:style-name="P2">Algo allgemein:</text:p>
      <text:list xml:id="list2063513466464346146" text:style-name="L2">
        <text:list-item>
          <text:p text:style-name="P4">erst einmal! Verknüpfung mutieren, dann mehrere male Verteilungswahrscheinlichkeiten. <text:s/>Dann wieder Verknüpfungen</text:p>
        </text:list-item>
        <text:list-item>
          <text:p text:style-name="P4">Freeze von stabilen Komponenten (Schichten werden vereinigt)</text:p>
        </text:list-item>
        <text:list-item>
          <text:p text:style-name="P8">Crossover … noch na<text:span text:style-name="T2">ch</text:span>schauen wie</text:p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57:28.391807114</meta:creation-date>
    <dc:date>2017-03-21T13:16:28.309887626</dc:date>
    <meta:editing-duration>P1DT1H2M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11" meta:character-count="882" meta:non-whitespace-character-count="796"/>
  </office:meta>
</office:document-meta>
</file>